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/>
    </style:style>
    <style:style style:name="P2" style:family="paragraph" style:parent-style-name="Heading_20_1">
      <style:text-properties fo:language="en" fo:country="US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<text:bookmark text:name="SNU3_DEVELOPER_LOG_DAY_414"/>SNU developer log day 414</text:h>
      <text:p text:style-name="P1">I created another small update today, putting more work into the suicide prevention center, the translation tool, and the new System directory, which hosts important uncategorized SNU files (at the moment) 1 such file is the sortOrder.css file, which shows info on A-Z Z-A 0-9 9-0 sorting across (coming soon) all languages, and alphabet(a) systems.</text:p>
      <text:p text:style-name="P1">I am feeling like everything is way too repetitive lately. I only have so many hours in a day, and I don't feel like I am able to do enough. I am having so much downtime lately due to a horrible schedule and missing medication. I was planning on also working on a side project today, but I didn't have the time. Today, I worked mostly on documentation, there is a lot of documentation compared to new content lately, I am sorry for this, but it must be done. I am keeping a better streak than the last time I tried this (with the exporting and separate blog entries, except this time it is for both the update log and developer log) this process usually only takes about 20 minutes a day for all commits related to separate blog and update log entries. Today was a decent day for development, things should hopefully get better soon.</text:p>
      <text:p text:style-name="Text_20_body"><text:span text:style-name="T1">Sean Patrick Myrick on March 19th 202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" style:font-family-complex="Arial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0T16:49:28.145000000</meta:creation-date>
    <dc:date>2020-03-20T16:49:43.788000000</dc:date>
    <meta:editing-duration>PT16S</meta:editing-duration>
    <meta:editing-cycles>1</meta:editing-cycles>
    <meta:document-statistic meta:table-count="0" meta:image-count="0" meta:object-count="0" meta:page-count="1" meta:paragraph-count="4" meta:word-count="223" meta:character-count="1245" meta:non-whitespace-character-count="1026"/>
    <meta:generator>LibreOffice/6.1.2.1$Windows_X86_64 LibreOffice_project/65905a128db06ba48db947242809d14d3f9a93fe</meta:generator>
  </office:meta>
</office:document-meta>
</file>